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>
      <style:paragraph-properties>
        <style:tab-stops>
          <style:tab-stop style:type="left" style:position="0.177in"/>
        </style:tab-stops>
      </style:paragraph-properties>
    </style:style>
    <style:style style:name="P5" style:parent-style-name="Textbody" style:list-style-name="LFO1" style:family="paragraph"/>
    <style:style style:name="P6" style:parent-style-name="Textbody" style:list-style-name="LFO1" style:family="paragraph"/>
    <style:style style:name="P7" style:parent-style-name="Textbody" style:list-style-name="LFO1" style:family="paragraph"/>
    <style:style style:name="P8" style:parent-style-name="Textbody" style:list-style-name="LFO2" style:family="paragraph"/>
    <style:style style:name="P9" style:parent-style-name="Textbody" style:list-style-name="LFO2" style:family="paragraph"/>
    <style:style style:name="P10" style:parent-style-name="Textbody" style:list-style-name="LFO2" style:family="paragraph"/>
    <style:style style:name="P11" style:parent-style-name="Textbody" style:list-style-name="LFO2" style:family="paragraph"/>
    <style:style style:name="P12" style:parent-style-name="Textbody" style:family="paragraph">
      <style:paragraph-properties fo:margin-bottom="0.1in"/>
    </style:style>
    <style:style style:name="P13" style:parent-style-name="Textbody" style:list-style-name="LFO3" style:family="paragraph">
      <style:paragraph-properties fo:margin-bottom="0.1in"/>
    </style:style>
    <style:style style:name="P14" style:parent-style-name="Textbody" style:list-style-name="LFO3" style:family="paragraph">
      <style:paragraph-properties fo:margin-bottom="0.1in"/>
    </style:style>
    <style:style style:name="P15" style:parent-style-name="Textbody" style:list-style-name="LFO3" style:family="paragraph">
      <style:paragraph-properties fo:margin-bottom="0.1in"/>
    </style:style>
    <style:style style:name="P16" style:parent-style-name="Textbody" style:list-style-name="LFO3" style:family="paragraph">
      <style:paragraph-properties fo:margin-bottom="0.1in"/>
    </style:style>
    <style:style style:name="P17" style:parent-style-name="Textbody" style:family="paragraph">
      <style:paragraph-properties fo:margin-bottom="0.1in"/>
    </style:style>
  </office:automatic-styles>
  <office:body>
    <office:text text:use-soft-page-breaks="true">
      <text:p text:style-name="P1">Js ChatterBox</text:p>
      <text:p text:style-name="Subtitle">Introduction</text:p>
      <text:p text:style-name="Textbody">Js ChatterBox is a program that allows people to chat via servers or directly with each other.</text:p>
      <text:p text:style-name="Subtitle">Message Types</text:p>
      <text:p text:style-name="Textbody">The protocol sends “messages” which are auto-int<text:s/>tables with entry 1 being the header and entry 2 <text:s/>being either a value or the version string. Any other entries are considered values.</text:p>
      <text:p text:style-name="Textbody">Peers will send messages to communicate with each other. The following standard messages are used:</text:p>
      <text:list text:style-name="LFO1" text:continue-numbering="true">
        <text:list-item>
          <text:p text:style-name="P2">HEARTBEAT: A signal that is sent to another connected peer every half-second. If a peer doesn't see this from another connected peer for some time, it is considered disconnected and is dropped.</text:p>
        </text:list-item>
        <text:list-item>
          <text:p text:style-name="P3">GREETING: Usually sent by both peers upon connection. The entry 2 contains the version number and entry 3 contains the identity of the other peer. Entry 4 may contain an integer stating the purpose of the connection. If a peer both sends a greeting and receives a valid one, it considers itself connected.</text:p>
        </text:list-item>
        <text:list-item>
          <text:p text:style-name="P4">DISCONNECTING: A signal that tells the receiver that they both will be disconnected. They stop all communications and drop any received, and wait a bit. After the wait, the connection is completely dropped. Entry 2 is the reason ID. A value of 0 means the reason is not specified.</text:p>
        </text:list-item>
        <text:list-item>
          <text:p text:style-name="P5">IDCHANGE: Sent when a peer changes his ID. Entry 2 is the new name. This should rarely, if ever, be used by any peer.</text:p>
        </text:list-item>
        <text:list-item>
          <text:p text:style-name="P6">HUMANMESSAGE: Means that entry 3 is a human message to be printed out, and in case of the multi-person server, replicate it to every other client.<text:s/>Entry 2 is 0 when sent from a client, and contains the sender's ID when sent from a multi-person server.</text:p>
        </text:list-item>
        <text:list-item>
          <text:p text:style-name="P7">GUESTINFOLIST: Contains a list of clients that are connected to the server.</text:p>
        </text:list-item>
      </text:list>
      <text:p text:style-name="Subtitle">Connection Phases</text:p>
      <text:p text:style-name="Textbody">The peers will ultimately go through four phases after their TCP sockets are setup.</text:p>
      <text:list text:style-name="LFO2" text:continue-numbering="true">
        <text:list-item>
          <text:p text:style-name="P8">Disconnected: This is the default state. They have no idea of each other right now.</text:p>
        </text:list-item>
        <text:list-item>
          <text:p text:style-name="P9">Connecting: This is when they send their greetings to each other. After they receive their greetings, they are connected.</text:p>
        </text:list-item>
        <text:list-item>
          <text:p text:style-name="P10">Connected: Normal messages can now be exchanged.</text:p>
        </text:list-item>
        <text:list-item>
          <text:p text:style-name="P11">Disconnecting: This is when they stop their communications and wait a bit. After this they are disconnected.</text:p>
        </text:list-item>
      </text:list>
      <text:p text:style-name="Subtitle">Identities</text:p>
      <text:p text:style-name="Textbody">A name is good for now, but it will need to be expanded to include cryptographic challenges to make sure an<text:s/>impostor isn't snooping around. The ID will also include an integer indicating whether the other peer is a server or listening person.</text:p>
      <text:soft-page-break/>
      <text:p text:style-name="Subtitle">Direct Connections to Each Other</text:p>
      <text:p text:style-name="P12">Users will be able to connect to each other instead of through a process of connecting to an agreed upon server by acting as servers themselves. The type of server they act as will be different from a larger server because they will talk to each other individually. The connection process will go something like this.</text:p>
      <text:list text:style-name="LFO3" text:continue-numbering="true">
        <text:list-item>
          <text:p text:style-name="P13">B starts listening for incoming chat requests.</text:p>
        </text:list-item>
        <text:list-item>
          <text:p text:style-name="P14">A attempts to connect to B via A's HostName and Port. Sending a technical greeting in the process. A new chat window appears.</text:p>
        </text:list-item>
        <text:list-item>
          <text:p text:style-name="P15">B notices the connection and can choose to accept by sending a greeting back, or reject by either waiting too<text:s/>long or sending a DISCONNECTING signal.</text:p>
        </text:list-item>
        <text:list-item>
          <text:p text:style-name="P16">If B accepts, a new chat window is displayed on B's screen, wrapped around the new connection.</text:p>
        </text:list-item>
      </text:list>
      <text:p text:style-name="P17"/>
      <text:p text:style-name="Subtitle">Additional Ideas</text:p>
      <text:p text:style-name="Textbody">I heard of telnet. I'm not sure what it is other than that it's an old network system. I also heard that telnet was used to make network-based text games. Which I'm also not sure how that works. I have little interest in making these things, but if I release the specs for how this program works, someone else migh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Law</dc:creator>
    <meta:creation-date>2016-08-29T16:43:00Z</meta:creation-date>
    <dc:date>2018-10-12T07:15:00Z</dc:date>
    <meta:template xlink:href="Normal.dotm" xlink:type="simple"/>
    <meta:editing-cycles>90</meta:editing-cycles>
    <meta:editing-duration>PT43140S</meta:editing-duration>
    <meta:document-statistic meta:page-count="2" meta:paragraph-count="6" meta:word-count="517" meta:character-count="3464" meta:row-count="24" meta:non-whitespace-character-count="2953"/>
  </office:meta>
</office:document-meta>
</file>